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c1e66" officeooo:paragraph-rsid="001c1e66"/>
    </style:style>
    <style:style style:name="P2" style:family="paragraph" style:parent-style-name="Standard">
      <style:paragraph-properties fo:text-align="start" style:justify-single-word="false"/>
      <style:text-properties officeooo:rsid="001c1e66" officeooo:paragraph-rsid="001c1e66"/>
    </style:style>
    <style:style style:name="T1" style:family="text">
      <style:text-properties officeooo:rsid="001d0fd4"/>
    </style:style>
    <style:style style:name="T2" style:family="text">
      <style:text-properties officeooo:rsid="001e711a"/>
    </style:style>
    <style:style style:name="T3" style:family="text">
      <style:text-properties officeooo:rsid="001f04c4"/>
    </style:style>
    <style:style style:name="T4" style:family="text">
      <style:text-properties officeooo:rsid="001f577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NCORONI Sylvain &amp; RICHARD Fabien</text:p>
      <text:p text:style-name="P1">Groupe 2 | Binôme 3</text:p>
      <text:p text:style-name="P1">Projet : 'Neo Dojo'</text:p>
      <text:p text:style-name="P1"/>
      <text:p text:style-name="P2"><text:tab/>Nous avons choisi de créer un jeu en 2D vue de dessus, inspiré du jeu Dojo of Death (<text:a xlink:type="simple" xlink:href="http://www.kongregate.com/fr/games/nicotuason/dojo-of-death" text:style-name="Internet_20_link" text:visited-style-name="Visited_20_Internet_20_Link">lien</text:a>). Le joueur incarne un ninja dans un dojo dans lequel des ennemis apparaissent sous forme de vagues. Deux types d'ennemis existent : des slimes qui se dirigeront vers le joueur ainsi que des mages qui resteront à une certaine distance et tireront des boules de feu dans sa direction. Si le ninja est touché par un slime ou un projectile, cela entraînera sa mort. Mais il peut « dash », <text:span text:style-name="T3">c'est-à-dire</text:span> bouger très rapidement dans une direction, pour tuer les ennemis. </text:p>
      <text:p text:style-name="P2"/>
      <text:p text:style-name="P2">Fonctionnalités réalisé<text:span text:style-name="T2">e</text:span>s</text:p>
      <text:p text:style-name="P2"><text:tab/>Menu principal, qui permet le choix entre les différentes fonctionnalités. Les options présentes sont : Jouer, Multi, Options, Éditeur et Quitter. La première option ramène vers le jeu principal (voir plus bas), le multijoueur n'a pas été créé, l'éditeur de map est fonctionnel (voir plus bas) et <text:span text:style-name="T4">il est possible de quitter</text:span>. <text:span text:style-name="T1">Le menu est navigable grâce aux touches Haut et Bas du clavier, ainsi qu'aux déplacements de la souris. Un curseur indique l'option sélectionnée. Via clic gauche ou grâce à la touche Entrée, le choix est validé et mène vers l'option sélectionnée. Les Options du jeu sont simples : on peut choisir d'activer ou désactiver la synchronisation verticale et un texte indique si elle est activée ou non. Le même choix est disponible pour le son du jeu. Un choix Scores existe, mais n'est pas encore créé.</text:span></text:p>
      <text:p text:style-name="P2"/>
      <text:p text:style-name="P2"><text:tab/><text:span text:style-name="T1">Le jeu, accessible via l'option Jouer du menu. Le nom de la map est alors demandé au joueur, suivi de l'extension .map (qui peut être ajoutée automatique en appuyant sur TAB). Si aucune map n'a été créé, il existe celle de base : default.map. En faisant Entrée, le choix est validé et le jeu commence. Le ninja se déplace vers la souris, et un clic le fait dash.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04:44.776000000</meta:creation-date>
    <dc:date>2017-03-08T15:50:27.711000000</dc:date>
    <meta:editing-duration>PT12M12S</meta:editing-duration>
    <meta:editing-cycles>4</meta:editing-cycles>
    <meta:generator>LibreOffice/5.0.6.3$Windows_x86 LibreOffice_project/490fc03b25318460cfc54456516ea2519c11d1aa</meta:generator>
    <meta:document-statistic meta:table-count="0" meta:image-count="0" meta:object-count="0" meta:page-count="1" meta:paragraph-count="7" meta:word-count="322" meta:character-count="1841" meta:non-whitespace-character-count="1521"/>
  </office:meta>
</office:document-meta>
</file>